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2ea4" officeooo:paragraph-rsid="000e2ea4" style:font-weight-asian="bold" style:font-weight-complex="bold"/>
    </style:style>
    <style:style style:name="P2" style:family="paragraph" style:parent-style-name="Standard">
      <style:text-properties officeooo:rsid="00115926" officeooo:paragraph-rsid="00115926"/>
    </style:style>
    <style:style style:name="P3" style:family="paragraph" style:parent-style-name="Standard">
      <style:text-properties officeooo:rsid="00148f46" officeooo:paragraph-rsid="00148f46"/>
    </style:style>
    <style:style style:name="T1" style:family="text">
      <style:text-properties officeooo:rsid="0012bd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 </text:h>
      <text:p text:style-name="P1"/>
      <text:p text:style-name="P2">Markuksen foorumi on keskustelufoorumi netissä. <text:span text:style-name="T1">Kuka tahansa voi rekisteröityä käyttäjäksi foorumiin ja sen jälkeen kirjoittaa sinne viestejä eli postauksia. Keskustelu on jaettu aihealueisiin. Aihealueen sisälle voi lisätä uusia viestiketjuja tai kirjoittaa vastausviestejä jo olemassa oleviin ketjuihin. <text:s/>Viestiketjut näkyvät aikajärjestyksessä niin, että viimeksi päivitetty on ensimmäisenä. Ne viestiketjut, jotka sisältävät käyttäjälle vielä lukemattomia viestejä, näkyvät korostettuna. Lisäksi kun käyttäjä avaa viestiketjun, niin selain menee ensimmäisen lukemattoman viestin kohdalle tai viestiketjun loppuun. Käyttäjät voivat lähettää toisilleen myös yksityisviestejä. Ylläpitäjät voivat lisätä ja muokata aihealueita. Tarvittaessa he voivat myös poistaa sopimattomia postauksia, sekä bannata käyttäjiä. Kaikki käyttäjät voivat myös poistaa ja muokata omia viestejään.</text:span></text:p>
      <text:p text:style-name="P2"/>
      <text:p text:style-name="P3">Työ tehdään ___ ympäristössä ja sovellus käyttää PostgreSql-tietokanta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2:34:06.069500600</meta:creation-date>
    <dc:date>2015-01-21T14:40:15.445777790</dc:date>
    <meta:editing-duration>PT1H50M56S</meta:editing-duration>
    <meta:editing-cycles>5</meta:editing-cycles>
    <meta:generator>LibreOffice/4.2.7.2$Linux_X86_64 LibreOffice_project/420m0$Build-2</meta:generator>
    <meta:document-statistic meta:table-count="0" meta:image-count="0" meta:object-count="0" meta:page-count="1" meta:paragraph-count="3" meta:word-count="109" meta:character-count="959" meta:non-whitespace-character-count="959"/>
  </office:meta>
</office:document-meta>
</file>